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mic Sans MS" svg:font-family="Comic Sans MS" style:font-family-generic="script" style:font-pitch="variable" svg:panose-1="3 15 7 2 3 3 2 2 2 4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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♦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omic Sans MS" style:font-name-asian="Comic Sans MS" style:font-name-complex="Comic Sans MS" fo:font-weight="bold" style:font-weight-asian="bold" style:font-weight-complex="bold" fo:font-style="italic" style:font-style-asian="italic" style:font-style-complex="italic" fo:color="#FF0000" fo:font-size="12pt" style:font-size-asian="12pt" style:font-size-complex="12pt"/>
    </style:style>
    <style:style style:name="P2" style:parent-style-name="Normal" style:family="paragraph">
      <style:text-properties style:font-name="Comic Sans MS" style:font-name-asian="Comic Sans MS" style:font-name-complex="Comic Sans MS" fo:font-weight="bold" style:font-weight-asian="bold" style:font-weight-complex="bold" fo:font-style="italic" style:font-style-asian="italic" style:font-style-complex="italic" fo:color="#FF0000" fo:font-size="12pt" style:font-size-asian="12pt" style:font-size-complex="12pt"/>
    </style:style>
    <style:style style:name="P3" style:parent-style-name="Normal" style:family="paragraph">
      <style:text-properties style:font-name="Comic Sans MS" style:font-name-asian="Comic Sans MS" style:font-name-complex="Comic Sans MS" fo:font-style="italic" style:font-style-asian="italic" style:font-style-complex="italic" fo:color="#00B0F0" fo:font-size="12pt" style:font-size-asian="12pt" style:font-size-complex="12pt"/>
    </style:style>
    <style:style style:name="P4" style:parent-style-name="Normal" style:family="paragraph">
      <style:text-properties style:font-name="Comic Sans MS" style:font-name-asian="Comic Sans MS" style:font-name-complex="Comic Sans MS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" style:parent-style-name="ListParagraph" style:list-style-name="LFO15" style:family="paragraph"/>
    <style:style style:name="T6" style:parent-style-name="DefaultParagraphFont" style:family="text">
      <style:text-properties style:font-name="Comic Sans MS" style:font-name-asian="Comic Sans MS" style:font-name-complex="Comic Sans MS" fo:font-style="italic" style:font-style-asian="italic" style:font-style-complex="italic"/>
    </style:style>
    <style:style style:name="P7" style:parent-style-name="ListParagraph" style:list-style-name="LFO15" style:family="paragraph"/>
    <style:style style:name="T8" style:parent-style-name="DefaultParagraphFont" style:family="text">
      <style:text-properties style:font-name="Comic Sans MS" style:font-name-asian="Comic Sans MS" style:font-name-complex="Comic Sans MS" fo:font-style="italic" style:font-style-asian="italic" style:font-style-complex="italic"/>
    </style:style>
    <style:style style:name="T9" style:parent-style-name="DefaultParagraphFont" style:family="text">
      <style:text-properties style:font-name="Comic Sans MS" style:font-name-asian="Comic Sans MS" style:font-name-complex="Comic Sans MS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0" style:parent-style-name="Normal" style:family="paragraph">
      <style:text-properties style:font-name="Comic Sans MS" style:font-name-asian="Comic Sans MS" style:font-name-complex="Comic Sans MS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1" style:parent-style-name="ListParagraph" style:list-style-name="LFO16" style:family="paragraph">
      <style:text-properties style:font-name="Comic Sans MS" style:font-name-asian="Comic Sans MS" style:font-name-complex="Comic Sans MS" fo:font-style="italic" style:font-style-asian="italic" style:font-style-complex="italic"/>
    </style:style>
    <style:style style:name="P12" style:parent-style-name="ListParagraph" style:list-style-name="LFO16" style:family="paragraph">
      <style:text-properties style:font-name="Comic Sans MS" style:font-name-asian="Comic Sans MS" style:font-name-complex="Comic Sans MS" fo:font-style="italic" style:font-style-asian="italic" style:font-style-complex="italic"/>
    </style:style>
    <style:style style:name="P13" style:parent-style-name="Normal" style:family="paragraph">
      <style:text-properties style:font-name="Comic Sans MS" style:font-name-asian="Comic Sans MS" style:font-name-complex="Comic Sans MS" fo:font-weight="bold" style:font-weight-asian="bold" style:font-weight-complex="bold" fo:font-style="italic" style:font-style-asian="italic" style:font-style-complex="italic"/>
    </style:style>
    <style:style style:name="P14" style:parent-style-name="ListParagraph" style:list-style-name="LFO13" style:family="paragraph">
      <style:text-properties style:font-name="Comic Sans MS" style:font-name-asian="Comic Sans MS" style:font-name-complex="Comic Sans MS" fo:font-style="italic" style:font-style-asian="italic" style:font-style-complex="italic"/>
    </style:style>
    <style:style style:name="P15" style:parent-style-name="ListParagraph" style:list-style-name="LFO13" style:family="paragraph">
      <style:text-properties style:font-name="Comic Sans MS" style:font-name-asian="Comic Sans MS" style:font-name-complex="Comic Sans MS" fo:font-style="italic" style:font-style-asian="italic" style:font-style-complex="italic"/>
    </style:style>
    <style:style style:name="T16" style:parent-style-name="DefaultParagraphFont" style:family="text">
      <style:text-properties style:font-name="Comic Sans MS" style:font-name-asian="Comic Sans MS" style:font-name-complex="Comic Sans MS" fo:font-weight="bold" style:font-weight-asian="bold" style:font-weight-complex="bold" fo:font-style="italic" style:font-style-asian="italic" style:font-style-complex="italic"/>
    </style:style>
    <style:style style:name="P17" style:parent-style-name="ListParagraph" style:list-style-name="LFO9" style:family="paragraph">
      <style:text-properties style:font-name="Comic Sans MS" style:font-name-asian="Comic Sans MS" style:font-name-complex="Comic Sans MS" fo:font-style="italic" style:font-style-asian="italic" style:font-style-complex="italic"/>
    </style:style>
    <style:style style:name="T18" style:parent-style-name="DefaultParagraphFont" style:family="text">
      <style:text-properties style:font-name="Comic Sans MS" style:font-name-asian="Comic Sans MS" style:font-name-complex="Comic Sans MS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9" style:parent-style-name="ListParagraph" style:list-style-name="LFO6" style:family="paragraph">
      <style:text-properties style:font-name="Comic Sans MS" style:font-name-asian="Comic Sans MS" style:font-name-complex="Comic Sans MS" fo:font-style="italic" style:font-style-asian="italic" style:font-style-complex="italic" fo:font-size="12pt" style:font-size-asian="12pt" style:font-size-complex="12pt"/>
    </style:style>
    <style:style style:name="P20" style:parent-style-name="Normal" style:family="paragraph">
      <style:text-properties style:font-name="Comic Sans MS" style:font-name-asian="Comic Sans MS" style:font-name-complex="Comic Sans MS" fo:font-weight="bold" style:font-weight-asian="bold" style:font-weight-complex="bold" fo:font-style="italic" style:font-style-asian="italic" style:font-style-complex="italic"/>
    </style:style>
    <style:style style:name="P21" style:parent-style-name="ListParagraph" style:list-style-name="LFO4" style:family="paragraph">
      <style:text-properties style:font-name="Comic Sans MS" style:font-name-asian="Comic Sans MS" style:font-name-complex="Comic Sans MS" fo:font-style="italic" style:font-style-asian="italic" style:font-style-complex="italic" fo:font-size="12pt" style:font-size-asian="12pt" style:font-size-complex="12pt"/>
    </style:style>
    <style:style style:name="P22" style:parent-style-name="ListParagraph" style:list-style-name="LFO3" style:family="paragraph">
      <style:text-properties style:font-name="Comic Sans MS" style:font-name-asian="Comic Sans MS" style:font-name-complex="Comic Sans MS" fo:font-style="italic" style:font-style-asian="italic" style:font-style-complex="italic" fo:font-size="12pt" style:font-size-asian="12pt" style:font-size-complex="12pt"/>
    </style:style>
    <style:style style:name="P23" style:parent-style-name="ListParagraph" style:list-style-name="LFO4" style:family="paragraph">
      <style:text-properties style:font-name="Comic Sans MS" style:font-name-asian="Comic Sans MS" style:font-name-complex="Comic Sans MS" fo:font-style="italic" style:font-style-asian="italic" style:font-style-complex="italic" fo:font-size="12pt" style:font-size-asian="12pt" style:font-size-complex="12pt"/>
    </style:style>
    <style:style style:name="P24" style:parent-style-name="ListParagraph" style:list-style-name="LFO4" style:family="paragraph">
      <style:text-properties style:font-name="Comic Sans MS" style:font-name-asian="Comic Sans MS" style:font-name-complex="Comic Sans MS" fo:font-style="italic" style:font-style-asian="italic" style:font-style-complex="italic" fo:font-size="12pt" style:font-size-asian="12pt" style:font-size-complex="12pt"/>
    </style:style>
    <style:style style:name="P25" style:parent-style-name="Normal" style:family="paragraph">
      <style:text-properties style:font-name="Comic Sans MS" style:font-name-asian="Comic Sans MS" style:font-name-complex="Comic Sans MS" fo:font-style="italic" style:font-style-asian="italic" style:font-style-complex="italic" fo:font-size="12pt" style:font-size-asian="12pt" style:font-size-complex="12pt"/>
    </style:style>
    <style:style style:name="P26" style:parent-style-name="ListParagraph" style:list-style-name="LFO2" style:family="paragraph">
      <style:text-properties style:font-name="Comic Sans MS" style:font-name-asian="Comic Sans MS" style:font-name-complex="Comic Sans MS" fo:font-style="italic" style:font-style-asian="italic" style:font-style-complex="italic" fo:font-size="12pt" style:font-size-asian="12pt" style:font-size-complex="12pt"/>
    </style:style>
    <style:style style:name="P27" style:parent-style-name="ListParagraph" style:list-style-name="LFO1" style:family="paragraph">
      <style:text-properties style:font-name="Comic Sans MS" style:font-name-asian="Comic Sans MS" style:font-name-complex="Comic Sans MS" fo:font-style="italic" style:font-style-asian="italic" style:font-style-complex="italic" fo:font-size="12pt" style:font-size-asian="12pt" style:font-size-complex="12pt"/>
    </style:style>
    <style:style style:name="P28" style:parent-style-name="ListParagraph" style:list-style-name="LFO1" style:family="paragraph">
      <style:text-properties style:font-name="Comic Sans MS" style:font-name-asian="Comic Sans MS" style:font-name-complex="Comic Sans MS" fo:font-style="italic" style:font-style-asian="italic" style:font-style-complex="italic" fo:font-size="12pt" style:font-size-asian="12pt" style:font-size-complex="12pt"/>
    </style:style>
    <style:style style:name="P29" style:parent-style-name="Normal" style:family="paragraph">
      <style:text-properties style:font-name="Comic Sans MS" style:font-name-asian="Comic Sans MS" style:font-name-complex="Comic Sans MS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0" style:parent-style-name="Normal" style:family="paragraph">
      <style:paragraph-properties fo:line-height="0.1979in"/>
    </style:style>
    <style:style style:name="T31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3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3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3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35" style:parent-style-name="Normal" style:family="paragraph">
      <style:paragraph-properties fo:line-height="0.1979in"/>
    </style:style>
    <style:style style:name="T36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3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8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3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40" style:parent-style-name="Normal" style:family="paragraph">
      <style:paragraph-properties fo:line-height="0.1979in"/>
    </style:style>
    <style:style style:name="T41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4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3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4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45" style:parent-style-name="Normal" style:family="paragraph">
      <style:paragraph-properties fo:line-height="0.1979in"/>
    </style:style>
    <style:style style:name="T46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4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8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4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50" style:parent-style-name="Normal" style:family="paragraph">
      <style:paragraph-properties fo:line-height="0.1979in"/>
    </style:style>
    <style:style style:name="T51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5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3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5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55" style:parent-style-name="Normal" style:family="paragraph">
      <style:paragraph-properties fo:line-height="0.1979in"/>
    </style:style>
    <style:style style:name="T56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5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8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5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60" style:parent-style-name="Normal" style:family="paragraph">
      <style:paragraph-properties fo:line-height="0.1979in"/>
    </style:style>
    <style:style style:name="T61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6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63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6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65" style:parent-style-name="Normal" style:family="paragraph">
      <style:paragraph-properties fo:line-height="0.1979in"/>
    </style:style>
    <style:style style:name="T66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6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68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6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70" style:parent-style-name="Normal" style:family="paragraph">
      <style:paragraph-properties fo:line-height="0.1979in"/>
    </style:style>
    <style:style style:name="P71" style:parent-style-name="Normal" style:family="paragraph">
      <style:paragraph-properties fo:line-height="0.1979in"/>
    </style:style>
    <style:style style:name="T72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7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74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7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76" style:parent-style-name="Normal" style:family="paragraph">
      <style:paragraph-properties fo:line-height="0.1979in"/>
    </style:style>
    <style:style style:name="T77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7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79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8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81" style:parent-style-name="Normal" style:family="paragraph">
      <style:paragraph-properties fo:line-height="0.1979in"/>
    </style:style>
    <style:style style:name="T82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8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84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8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86" style:parent-style-name="Normal" style:family="paragraph">
      <style:paragraph-properties fo:line-height="0.1979in"/>
    </style:style>
    <style:style style:name="T87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8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89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91" style:parent-style-name="Normal" style:family="paragraph">
      <style:paragraph-properties fo:line-height="0.1979in"/>
    </style:style>
    <style:style style:name="T92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9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96" style:parent-style-name="Normal" style:family="paragraph">
      <style:paragraph-properties fo:line-height="0.1979in"/>
    </style:style>
    <style:style style:name="T97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9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101" style:parent-style-name="Normal" style:family="paragraph">
      <style:paragraph-properties fo:line-height="0.1979in"/>
    </style:style>
    <style:style style:name="T102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10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106" style:parent-style-name="Normal" style:family="paragraph">
      <style:paragraph-properties fo:line-height="0.1979in"/>
    </style:style>
    <style:style style:name="T107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P112" style:parent-style-name="Normal" style:family="paragraph">
      <style:paragraph-properties fo:line-height="0.1979in"/>
    </style:style>
    <style:style style:name="P113" style:parent-style-name="Normal" style:family="paragraph">
      <style:paragraph-properties fo:line-height="0.1979in"/>
    </style:style>
    <style:style style:name="T114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116" style:parent-style-name="Normal" style:family="paragraph">
      <style:paragraph-properties fo:line-height="0.1979in"/>
    </style:style>
    <style:style style:name="T117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11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119" style:parent-style-name="Normal" style:family="paragraph">
      <style:paragraph-properties fo:line-height="0.1979in"/>
    </style:style>
    <style:style style:name="T120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12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12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124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P125" style:parent-style-name="Normal" style:family="paragraph">
      <style:paragraph-properties fo:line-height="0.1979in"/>
    </style:style>
    <style:style style:name="P126" style:parent-style-name="Normal" style:family="paragraph">
      <style:paragraph-properties fo:line-height="0.1979in"/>
    </style:style>
    <style:style style:name="T127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Consolas" style:font-name-complex="Consolas" fo:color="#5E6D03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132" style:parent-style-name="Normal" style:family="paragraph">
      <style:paragraph-properties fo:line-height="0.1979in"/>
    </style:style>
    <style:style style:name="T13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E97366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140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T141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P142" style:parent-style-name="Normal" style:family="paragraph">
      <style:paragraph-properties fo:line-height="0.1979in"/>
    </style:style>
    <style:style style:name="T14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144" style:parent-style-name="Normal" style:family="paragraph">
      <style:paragraph-properties fo:line-height="0.1979in"/>
    </style:style>
    <style:style style:name="T14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P147" style:parent-style-name="Normal" style:family="paragraph">
      <style:paragraph-properties fo:line-height="0.1979in"/>
    </style:style>
    <style:style style:name="T14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149" style:parent-style-name="Normal" style:family="paragraph">
      <style:paragraph-properties fo:line-height="0.1979in"/>
    </style:style>
    <style:style style:name="T15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151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155" style:parent-style-name="Normal" style:family="paragraph">
      <style:paragraph-properties fo:line-height="0.1979in"/>
    </style:style>
    <style:style style:name="T15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157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16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161" style:parent-style-name="Normal" style:family="paragraph">
      <style:paragraph-properties fo:line-height="0.1979in"/>
    </style:style>
    <style:style style:name="T16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167" style:parent-style-name="Normal" style:family="paragraph">
      <style:paragraph-properties fo:line-height="0.1979in"/>
    </style:style>
    <style:style style:name="T16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169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17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17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173" style:parent-style-name="Normal" style:family="paragraph">
      <style:paragraph-properties fo:line-height="0.1979in"/>
    </style:style>
    <style:style style:name="T17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17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179" style:parent-style-name="Normal" style:family="paragraph">
      <style:paragraph-properties fo:line-height="0.1979in"/>
    </style:style>
    <style:style style:name="T18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185" style:parent-style-name="Normal" style:family="paragraph">
      <style:paragraph-properties fo:line-height="0.1979in"/>
    </style:style>
    <style:style style:name="T18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187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18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19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191" style:parent-style-name="Normal" style:family="paragraph">
      <style:paragraph-properties fo:line-height="0.1979in"/>
    </style:style>
    <style:style style:name="T19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19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197" style:parent-style-name="Normal" style:family="paragraph">
      <style:paragraph-properties fo:line-height="0.1979in"/>
    </style:style>
    <style:style style:name="T19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20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203" style:parent-style-name="Normal" style:family="paragraph">
      <style:paragraph-properties fo:line-height="0.1979in"/>
    </style:style>
    <style:style style:name="T20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P211" style:parent-style-name="Normal" style:family="paragraph">
      <style:paragraph-properties fo:line-height="0.1979in"/>
    </style:style>
    <style:style style:name="T21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217" style:parent-style-name="Normal" style:family="paragraph">
      <style:paragraph-properties fo:line-height="0.1979in"/>
    </style:style>
    <style:style style:name="T21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19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22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223" style:parent-style-name="Normal" style:family="paragraph">
      <style:paragraph-properties fo:line-height="0.1979in"/>
    </style:style>
    <style:style style:name="T22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229" style:parent-style-name="Normal" style:family="paragraph">
      <style:paragraph-properties fo:line-height="0.1979in"/>
    </style:style>
    <style:style style:name="T23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31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23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33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23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235" style:parent-style-name="Normal" style:family="paragraph">
      <style:paragraph-properties fo:line-height="0.1979in"/>
    </style:style>
    <style:style style:name="T23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39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24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241" style:parent-style-name="Normal" style:family="paragraph">
      <style:paragraph-properties fo:line-height="0.1979in"/>
    </style:style>
    <style:style style:name="T24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43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24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45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24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247" style:parent-style-name="Normal" style:family="paragraph">
      <style:paragraph-properties fo:line-height="0.1979in"/>
    </style:style>
    <style:style style:name="T24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249" style:parent-style-name="Normal" style:family="paragraph">
      <style:paragraph-properties fo:line-height="0.1979in"/>
    </style:style>
    <style:style style:name="P250" style:parent-style-name="Normal" style:family="paragraph">
      <style:paragraph-properties fo:line-height="0.1979in"/>
    </style:style>
    <style:style style:name="T251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Consolas" style:font-name-complex="Consolas" fo:color="#5E6D03" fo:font-size="10.5pt" style:font-size-asian="10.5pt" style:font-size-complex="10.5pt"/>
    </style:style>
    <style:style style:name="T25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5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256" style:parent-style-name="Normal" style:family="paragraph">
      <style:paragraph-properties fo:line-height="0.1979in"/>
    </style:style>
    <style:style style:name="T25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58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P259" style:parent-style-name="Normal" style:family="paragraph">
      <style:paragraph-properties fo:line-height="0.1979in"/>
    </style:style>
    <style:style style:name="T26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261" style:parent-style-name="Normal" style:family="paragraph">
      <style:paragraph-properties fo:line-height="0.1979in"/>
    </style:style>
    <style:style style:name="T26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263" style:parent-style-name="Normal" style:family="paragraph">
      <style:paragraph-properties fo:line-height="0.1979in"/>
    </style:style>
    <style:style style:name="T26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265" style:parent-style-name="Normal" style:family="paragraph">
      <style:paragraph-properties fo:line-height="0.1979in"/>
    </style:style>
    <style:style style:name="P266" style:parent-style-name="Normal" style:family="paragraph">
      <style:paragraph-properties fo:line-height="0.1979in"/>
    </style:style>
    <style:style style:name="T26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E97366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Consolas" style:font-name-complex="Consolas" fo:color="#A31515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Consolas" style:font-name-complex="Consolas" fo:color="#A31515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81" style:parent-style-name="DefaultParagraphFont" style:family="text">
      <style:text-properties style:font-name="Consolas" style:font-name-asian="Consolas" style:font-name-complex="Consolas" fo:color="#A31515" fo:font-size="10.5pt" style:font-size-asian="10.5pt" style:font-size-complex="10.5pt"/>
    </style:style>
    <style:style style:name="T28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Consolas" style:font-name-complex="Consolas" fo:color="#A31515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287" style:parent-style-name="Normal" style:family="paragraph">
      <style:paragraph-properties fo:line-height="0.1979in"/>
    </style:style>
    <style:style style:name="T28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289" style:parent-style-name="Normal" style:family="paragraph">
      <style:paragraph-properties fo:line-height="0.1979in"/>
    </style:style>
    <style:style style:name="T29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296" style:parent-style-name="Normal" style:family="paragraph">
      <style:paragraph-properties fo:line-height="0.1979in" fo:margin-left="-0.125in">
        <style:tab-stops/>
      </style:paragraph-properties>
    </style:style>
    <style:style style:name="T29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9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P304" style:parent-style-name="Normal" style:family="paragraph">
      <style:paragraph-properties fo:line-height="0.1979in"/>
    </style:style>
    <style:style style:name="T30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P310" style:parent-style-name="Normal" style:family="paragraph">
      <style:paragraph-properties fo:line-height="0.1979in"/>
    </style:style>
    <style:style style:name="T311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1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315" style:parent-style-name="Normal" style:family="paragraph">
      <style:paragraph-properties fo:line-height="0.1979in"/>
    </style:style>
    <style:style style:name="T31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320" style:parent-style-name="Normal" style:family="paragraph">
      <style:paragraph-properties fo:line-height="0.1979in"/>
    </style:style>
    <style:style style:name="T321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325" style:parent-style-name="Normal" style:family="paragraph">
      <style:paragraph-properties fo:line-height="0.1979in"/>
    </style:style>
    <style:style style:name="T32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E97366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Consolas" style:font-name-complex="Consolas" fo:color="#A31515" fo:font-size="10.5pt" style:font-size-asian="10.5pt" style:font-size-complex="10.5pt"/>
    </style:style>
    <style:style style:name="T33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34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Consolas" style:font-name-complex="Consolas" fo:color="#A31515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37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33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Consolas" style:font-name-complex="Consolas" fo:color="#A31515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Consolas" style:font-name-complex="Consolas" fo:color="#A31515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345" style:parent-style-name="Normal" style:family="paragraph">
      <style:paragraph-properties fo:line-height="0.1979in"/>
    </style:style>
    <style:style style:name="P346" style:parent-style-name="Normal" style:family="paragraph">
      <style:paragraph-properties fo:line-height="0.1979in"/>
    </style:style>
    <style:style style:name="T34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48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T349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T350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P353" style:parent-style-name="Normal" style:family="paragraph">
      <style:paragraph-properties fo:line-height="0.1979in"/>
    </style:style>
    <style:style style:name="T354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T355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P357" style:parent-style-name="Normal" style:family="paragraph">
      <style:paragraph-properties fo:line-height="0.1979in"/>
    </style:style>
    <style:style style:name="T358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P359" style:parent-style-name="Normal" style:family="paragraph">
      <style:paragraph-properties fo:line-height="0.1979in"/>
    </style:style>
    <style:style style:name="T360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T362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P363" style:parent-style-name="Normal" style:family="paragraph">
      <style:paragraph-properties fo:line-height="0.1979in"/>
    </style:style>
    <style:style style:name="T364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P367" style:parent-style-name="Normal" style:family="paragraph">
      <style:paragraph-properties fo:line-height="0.1979in"/>
    </style:style>
    <style:style style:name="T368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P369" style:parent-style-name="Normal" style:family="paragraph">
      <style:paragraph-properties fo:line-height="0.1979in"/>
    </style:style>
    <style:style style:name="T370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P371" style:parent-style-name="Normal" style:family="paragraph">
      <style:paragraph-properties fo:line-height="0.1979in"/>
    </style:style>
    <style:style style:name="T372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P373" style:parent-style-name="Normal" style:family="paragraph">
      <style:paragraph-properties fo:line-height="0.1979in"/>
    </style:style>
    <style:style style:name="T374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P375" style:parent-style-name="Normal" style:family="paragraph">
      <style:paragraph-properties fo:line-height="0.1979in"/>
    </style:style>
    <style:style style:name="T37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37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79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38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381" style:parent-style-name="Normal" style:family="paragraph">
      <style:paragraph-properties fo:line-height="0.1979in"/>
    </style:style>
    <style:style style:name="T38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383" style:parent-style-name="Normal" style:family="paragraph">
      <style:paragraph-properties fo:line-height="0.1979in"/>
    </style:style>
    <style:style style:name="P384" style:parent-style-name="Normal" style:family="paragraph">
      <style:paragraph-properties fo:line-height="0.1979in"/>
    </style:style>
    <style:style style:name="T385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38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8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388" style:parent-style-name="Normal" style:family="paragraph">
      <style:paragraph-properties fo:line-height="0.1979in"/>
    </style:style>
    <style:style style:name="T38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90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P391" style:parent-style-name="Normal" style:family="paragraph">
      <style:paragraph-properties fo:line-height="0.1979in"/>
    </style:style>
    <style:style style:name="T39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397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P398" style:parent-style-name="Normal" style:family="paragraph">
      <style:paragraph-properties fo:line-height="0.1979in"/>
    </style:style>
    <style:style style:name="T39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404" style:parent-style-name="Normal" style:family="paragraph">
      <style:paragraph-properties fo:line-height="0.1979in"/>
    </style:style>
    <style:style style:name="T40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P411" style:parent-style-name="Normal" style:family="paragraph">
      <style:paragraph-properties fo:line-height="0.1979in"/>
    </style:style>
    <style:style style:name="T41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417" style:parent-style-name="Normal" style:family="paragraph">
      <style:paragraph-properties fo:line-height="0.1979in"/>
    </style:style>
    <style:style style:name="T41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42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423" style:parent-style-name="Normal" style:family="paragraph">
      <style:paragraph-properties fo:line-height="0.1979in"/>
    </style:style>
    <style:style style:name="T42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25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27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42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P431" style:parent-style-name="Normal" style:family="paragraph">
      <style:paragraph-properties fo:line-height="0.1979in"/>
    </style:style>
    <style:style style:name="T43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35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43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37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P438" style:parent-style-name="Normal" style:family="paragraph">
      <style:paragraph-properties fo:line-height="0.1979in"/>
    </style:style>
    <style:style style:name="P439" style:parent-style-name="Normal" style:family="paragraph">
      <style:paragraph-properties fo:line-height="0.1979in"/>
    </style:style>
    <style:style style:name="T44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47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P448" style:parent-style-name="Normal" style:family="paragraph">
      <style:paragraph-properties fo:line-height="0.1979in"/>
    </style:style>
    <style:style style:name="T44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P454" style:parent-style-name="Normal" style:family="paragraph">
      <style:paragraph-properties fo:line-height="0.1979in"/>
    </style:style>
    <style:style style:name="T45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56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45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P462" style:parent-style-name="Normal" style:family="paragraph">
      <style:paragraph-properties fo:line-height="0.1979in"/>
    </style:style>
    <style:style style:name="T46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64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46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66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46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468" style:parent-style-name="Normal" style:family="paragraph">
      <style:paragraph-properties fo:line-height="0.1979in"/>
    </style:style>
    <style:style style:name="T46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470" style:parent-style-name="Normal" style:family="paragraph">
      <style:paragraph-properties fo:line-height="0.1979in"/>
    </style:style>
    <style:style style:name="T471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72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7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76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P477" style:parent-style-name="Normal" style:family="paragraph">
      <style:paragraph-properties fo:line-height="0.1979in"/>
    </style:style>
    <style:style style:name="T47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81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82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P483" style:parent-style-name="Normal" style:family="paragraph">
      <style:paragraph-properties fo:line-height="0.1979in"/>
    </style:style>
    <style:style style:name="T48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489" style:parent-style-name="Normal" style:family="paragraph">
      <style:paragraph-properties fo:line-height="0.1979in"/>
    </style:style>
    <style:style style:name="T49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91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93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49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P497" style:parent-style-name="Normal" style:family="paragraph">
      <style:paragraph-properties fo:line-height="0.1979in"/>
    </style:style>
    <style:style style:name="T49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499" style:parent-style-name="Normal" style:family="paragraph">
      <style:paragraph-properties fo:line-height="0.1979in"/>
    </style:style>
    <style:style style:name="T50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501" style:parent-style-name="Normal" style:family="paragraph">
      <style:paragraph-properties fo:line-height="0.1979in"/>
    </style:style>
    <style:style style:name="P502" style:parent-style-name="Normal" style:family="paragraph">
      <style:paragraph-properties fo:line-height="0.1979in"/>
    </style:style>
    <style:style style:name="T503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50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506" style:parent-style-name="Normal" style:family="paragraph">
      <style:paragraph-properties fo:line-height="0.1979in"/>
    </style:style>
    <style:style style:name="T50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P509" style:parent-style-name="Normal" style:family="paragraph">
      <style:paragraph-properties fo:line-height="0.1979in"/>
    </style:style>
    <style:style style:name="T51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13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51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515" style:parent-style-name="Normal" style:family="paragraph">
      <style:paragraph-properties fo:line-height="0.1979in"/>
    </style:style>
    <style:style style:name="T51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17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51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521" style:parent-style-name="Normal" style:family="paragraph">
      <style:paragraph-properties fo:line-height="0.1979in"/>
    </style:style>
    <style:style style:name="T52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25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52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527" style:parent-style-name="Normal" style:family="paragraph">
      <style:paragraph-properties fo:line-height="0.1979in"/>
    </style:style>
    <style:style style:name="T52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29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53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533" style:parent-style-name="Normal" style:family="paragraph">
      <style:paragraph-properties fo:line-height="0.1979in"/>
    </style:style>
    <style:style style:name="T53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37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53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539" style:parent-style-name="Normal" style:family="paragraph">
      <style:paragraph-properties fo:line-height="0.1979in"/>
    </style:style>
    <style:style style:name="T54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54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545" style:parent-style-name="Normal" style:family="paragraph">
      <style:paragraph-properties fo:line-height="0.1979in"/>
    </style:style>
    <style:style style:name="T54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47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54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49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55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551" style:parent-style-name="Normal" style:family="paragraph">
      <style:paragraph-properties fo:line-height="0.1979in"/>
    </style:style>
    <style:style style:name="P552" style:parent-style-name="Normal" style:family="paragraph">
      <style:paragraph-properties fo:line-height="0.1979in"/>
    </style:style>
    <style:style style:name="T55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54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55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56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55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558" style:parent-style-name="Normal" style:family="paragraph">
      <style:paragraph-properties fo:line-height="0.1979in"/>
    </style:style>
    <style:style style:name="T55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562" style:parent-style-name="Normal" style:family="paragraph">
      <style:paragraph-properties fo:line-height="0.1979in"/>
    </style:style>
    <style:style style:name="T56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64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568" style:parent-style-name="Normal" style:family="paragraph">
      <style:paragraph-properties fo:line-height="0.1979in"/>
    </style:style>
    <style:style style:name="T56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574" style:parent-style-name="Normal" style:family="paragraph">
      <style:paragraph-properties fo:line-height="0.1979in"/>
    </style:style>
    <style:style style:name="T57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576" style:parent-style-name="Normal" style:family="paragraph">
      <style:paragraph-properties fo:line-height="0.1979in"/>
    </style:style>
    <style:style style:name="T57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78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580" style:parent-style-name="Normal" style:family="paragraph">
      <style:paragraph-properties fo:line-height="0.1979in"/>
    </style:style>
    <style:style style:name="T581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584" style:parent-style-name="Normal" style:family="paragraph">
      <style:paragraph-properties fo:line-height="0.1979in"/>
    </style:style>
    <style:style style:name="T58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86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590" style:parent-style-name="Normal" style:family="paragraph">
      <style:paragraph-properties fo:line-height="0.1979in"/>
    </style:style>
    <style:style style:name="T591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59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594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59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596" style:parent-style-name="Normal" style:family="paragraph">
      <style:paragraph-properties fo:line-height="0.1979in"/>
    </style:style>
    <style:style style:name="T59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598" style:parent-style-name="Normal" style:family="paragraph">
      <style:paragraph-properties fo:line-height="0.1979in"/>
    </style:style>
    <style:style style:name="T59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600" style:parent-style-name="Normal" style:family="paragraph">
      <style:paragraph-properties fo:line-height="0.1979in"/>
    </style:style>
    <style:style style:name="P601" style:parent-style-name="Normal" style:family="paragraph">
      <style:paragraph-properties fo:line-height="0.1979in"/>
    </style:style>
    <style:style style:name="T602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60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60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605" style:parent-style-name="Normal" style:family="paragraph">
      <style:paragraph-properties fo:line-height="0.1979in"/>
    </style:style>
    <style:style style:name="T60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607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P608" style:parent-style-name="Normal" style:family="paragraph">
      <style:paragraph-properties fo:line-height="0.1979in"/>
    </style:style>
    <style:style style:name="T60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611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612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61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614" style:parent-style-name="Normal" style:family="paragraph">
      <style:paragraph-properties fo:line-height="0.1979in"/>
    </style:style>
    <style:style style:name="T61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61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618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620" style:parent-style-name="Normal" style:family="paragraph">
      <style:paragraph-properties fo:line-height="0.1979in"/>
    </style:style>
    <style:style style:name="T621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626" style:parent-style-name="Normal" style:family="paragraph">
      <style:paragraph-properties fo:line-height="0.1979in"/>
    </style:style>
    <style:style style:name="T62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628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630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632" style:parent-style-name="Normal" style:family="paragraph">
      <style:paragraph-properties fo:line-height="0.1979in"/>
    </style:style>
    <style:style style:name="T63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63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636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638" style:parent-style-name="Normal" style:family="paragraph">
      <style:paragraph-properties fo:line-height="0.1979in"/>
    </style:style>
    <style:style style:name="T63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64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644" style:parent-style-name="Normal" style:family="paragraph">
      <style:paragraph-properties fo:line-height="0.1979in"/>
    </style:style>
    <style:style style:name="T64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64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648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650" style:parent-style-name="Normal" style:family="paragraph">
      <style:paragraph-properties fo:line-height="0.1979in"/>
    </style:style>
    <style:style style:name="P651" style:parent-style-name="Normal" style:family="paragraph">
      <style:paragraph-properties fo:line-height="0.1979in"/>
    </style:style>
    <style:style style:name="T65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65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655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65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657" style:parent-style-name="Normal" style:family="paragraph">
      <style:paragraph-properties fo:line-height="0.1979in"/>
    </style:style>
    <style:style style:name="T65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659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66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661" style:parent-style-name="Normal" style:family="paragraph">
      <style:paragraph-properties fo:line-height="0.1979in"/>
    </style:style>
    <style:style style:name="T66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663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66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665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66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667" style:parent-style-name="Normal" style:family="paragraph">
      <style:paragraph-properties fo:line-height="0.1979in"/>
    </style:style>
    <style:style style:name="T66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669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67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671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673" style:parent-style-name="Normal" style:family="paragraph">
      <style:paragraph-properties fo:line-height="0.1979in"/>
    </style:style>
    <style:style style:name="T67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675" style:parent-style-name="Normal" style:family="paragraph">
      <style:paragraph-properties fo:line-height="0.1979in"/>
    </style:style>
    <style:style style:name="T67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677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679" style:parent-style-name="Normal" style:family="paragraph">
      <style:paragraph-properties fo:line-height="0.1979in"/>
    </style:style>
    <style:style style:name="T68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681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68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683" style:parent-style-name="Normal" style:family="paragraph">
      <style:paragraph-properties fo:line-height="0.1979in"/>
    </style:style>
    <style:style style:name="T68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685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68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687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68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689" style:parent-style-name="Normal" style:family="paragraph">
      <style:paragraph-properties fo:line-height="0.1979in"/>
    </style:style>
    <style:style style:name="T69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691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69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693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69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695" style:parent-style-name="Normal" style:family="paragraph">
      <style:paragraph-properties fo:line-height="0.1979in"/>
    </style:style>
    <style:style style:name="T69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697" style:parent-style-name="Normal" style:family="paragraph">
      <style:paragraph-properties fo:line-height="0.1979in"/>
    </style:style>
    <style:style style:name="T69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699" style:parent-style-name="Normal" style:family="paragraph">
      <style:paragraph-properties fo:line-height="0.1979in"/>
    </style:style>
    <style:style style:name="P700" style:parent-style-name="Normal" style:family="paragraph">
      <style:paragraph-properties fo:line-height="0.1979in"/>
    </style:style>
    <style:style style:name="T701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70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70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704" style:parent-style-name="Normal" style:family="paragraph">
      <style:paragraph-properties fo:line-height="0.1979in"/>
    </style:style>
    <style:style style:name="T70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706" style:parent-style-name="DefaultParagraphFont" style:family="text">
      <style:text-properties style:font-name="Consolas" style:font-name-asian="Consolas" style:font-name-complex="Consolas" fo:color="#727C81" fo:font-size="10.5pt" style:font-size-asian="10.5pt" style:font-size-complex="10.5pt"/>
    </style:style>
    <style:style style:name="P707" style:parent-style-name="Normal" style:family="paragraph">
      <style:paragraph-properties fo:line-height="0.1979in"/>
    </style:style>
    <style:style style:name="T70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709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71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713" style:parent-style-name="Normal" style:family="paragraph">
      <style:paragraph-properties fo:line-height="0.1979in"/>
    </style:style>
    <style:style style:name="T71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715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719" style:parent-style-name="Normal" style:family="paragraph">
      <style:paragraph-properties fo:line-height="0.1979in"/>
    </style:style>
    <style:style style:name="T72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721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72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723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72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725" style:parent-style-name="Normal" style:family="paragraph">
      <style:paragraph-properties fo:line-height="0.1979in"/>
    </style:style>
    <style:style style:name="T72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729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73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731" style:parent-style-name="Normal" style:family="paragraph">
      <style:paragraph-properties fo:line-height="0.1979in"/>
    </style:style>
    <style:style style:name="T73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733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73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735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737" style:parent-style-name="Normal" style:family="paragraph">
      <style:paragraph-properties fo:line-height="0.1979in"/>
    </style:style>
    <style:style style:name="T73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741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742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743" style:parent-style-name="Normal" style:family="paragraph">
      <style:paragraph-properties fo:line-height="0.1979in"/>
    </style:style>
    <style:style style:name="T744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749" style:parent-style-name="Normal" style:family="paragraph">
      <style:paragraph-properties fo:line-height="0.1979in"/>
    </style:style>
    <style:style style:name="P750" style:parent-style-name="Normal" style:family="paragraph">
      <style:paragraph-properties fo:line-height="0.1979in"/>
    </style:style>
    <style:style style:name="T751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75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754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756" style:parent-style-name="Normal" style:family="paragraph">
      <style:paragraph-properties fo:line-height="0.1979in"/>
    </style:style>
    <style:style style:name="T75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760" style:parent-style-name="Normal" style:family="paragraph">
      <style:paragraph-properties fo:line-height="0.1979in"/>
    </style:style>
    <style:style style:name="T761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762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76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766" style:parent-style-name="Normal" style:family="paragraph">
      <style:paragraph-properties fo:line-height="0.1979in"/>
    </style:style>
    <style:style style:name="T76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772" style:parent-style-name="Normal" style:family="paragraph">
      <style:paragraph-properties fo:line-height="0.1979in"/>
    </style:style>
    <style:style style:name="T77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774" style:parent-style-name="Normal" style:family="paragraph">
      <style:paragraph-properties fo:line-height="0.1979in"/>
    </style:style>
    <style:style style:name="T77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776" style:parent-style-name="DefaultParagraphFont" style:family="text">
      <style:text-properties style:font-name="Consolas" style:font-name-asian="Consolas" style:font-name-complex="Consolas" fo:color="#0000FF" fo:font-size="10.5pt" style:font-size-asian="10.5pt" style:font-size-complex="10.5pt"/>
    </style:style>
    <style:style style:name="T77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778" style:parent-style-name="Normal" style:family="paragraph">
      <style:paragraph-properties fo:line-height="0.1979in"/>
    </style:style>
    <style:style style:name="T77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Consolas" style:font-name-complex="Consolas" fo:color="#098658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782" style:parent-style-name="Normal" style:family="paragraph">
      <style:paragraph-properties fo:line-height="0.1979in"/>
    </style:style>
    <style:style style:name="T78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784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78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786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78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788" style:parent-style-name="Normal" style:family="paragraph">
      <style:paragraph-properties fo:line-height="0.1979in"/>
    </style:style>
    <style:style style:name="T789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790" style:parent-style-name="DefaultParagraphFont" style:family="text">
      <style:text-properties style:font-name="Consolas" style:font-name-asian="Consolas" style:font-name-complex="Consolas" fo:color="#E97366" fo:font-size="10.5pt" style:font-size-asian="10.5pt" style:font-size-complex="10.5pt"/>
    </style:style>
    <style:style style:name="T791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T792" style:parent-style-name="DefaultParagraphFont" style:family="text">
      <style:text-properties style:font-name="Consolas" style:font-name-asian="Consolas" style:font-name-complex="Consolas" fo:color="#00979C" fo:font-size="10.5pt" style:font-size-asian="10.5pt" style:font-size-complex="10.5pt"/>
    </style:style>
    <style:style style:name="T793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794" style:parent-style-name="Normal" style:family="paragraph">
      <style:paragraph-properties fo:line-height="0.1979in"/>
    </style:style>
    <style:style style:name="T795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796" style:parent-style-name="Normal" style:family="paragraph">
      <style:paragraph-properties fo:line-height="0.1979in"/>
    </style:style>
    <style:style style:name="T797" style:parent-style-name="DefaultParagraphFont" style:family="text"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798" style:parent-style-name="Normal" style:family="paragraph">
      <style:text-properties style:font-name="Comic Sans MS" style:font-name-asian="Comic Sans MS" style:font-name-complex="Comic Sans MS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</office:automatic-styles>
  <office:body>
    <office:text text:use-soft-page-breaks="true">
      <text:p text:style-name="P1"/>
      <text:p text:style-name="P2">SMART PARKING PHASE-3</text:p>
      <text:p text:style-name="P3">PROCESS AND DATA:</text:p>
      <text:p text:style-name="P4">Defining Project Requirements:</text:p>
      <text:list text:style-name="LFO15" text:continue-numbering="true">
        <text:list-item>
          <text:p text:style-name="P5"><text:span text:style-name="T6"><text:s text:c="2"/>Begin by clearly defining the problems of your Smart Parking project.</text:span></text:p>
        </text:list-item>
        <text:list-item>
          <text:p text:style-name="P7"><text:span text:style-name="T8"><text:s/>What problems are you trying to solve? Understanding your project's goals is essential</text:span><text:span text:style-name="T9">.</text:span></text:p>
        </text:list-item>
      </text:list>
      <text:p text:style-name="P10">IoT Device Deployment:</text:p>
      <text:list text:style-name="LFO16" text:continue-numbering="true">
        <text:list-item>
          <text:p text:style-name="P11">Choose the appropriate IoT devices for your project. These devices should be capable of collecting, processing, and transmitting data to a central server or cloud platform.</text:p>
        </text:list-item>
        <text:list-item>
          <text:p text:style-name="P12">Deploy these IoT devices strategically in the areas where parking areas are available or not? Ensure they are properly powered and connected to the internet.</text:p>
        </text:list-item>
      </text:list>
      <text:p text:style-name="P13">Developing Python Script:</text:p>
      <text:list text:style-name="LFO13" text:continue-numbering="true">
        <text:list-item>
          <text:p text:style-name="P14">Develop a Python script to interface with the sensors and IoT devices. This script should be able to collect data from the sensors, process it, and transmit it to a central database or cloud platform for analysis.</text:p>
        </text:list-item>
        <text:list-item>
          <text:p text:style-name="P15">Ensure the script is robust, capable of handling data from multiple sensors, and includes error-handling mechanisms.</text:p>
        </text:list-item>
      </text:list>
      <text:p text:style-name="Normal"><text:span text:style-name="T16">Data Analysis and Visualization:</text:span></text:p>
      <text:list text:style-name="LFO9" text:continue-numbering="true">
        <text:list-item>
          <text:p text:style-name="P17">Set up a data analysis platform that can receive data from your IoT devices and perform relevant analyses.</text:p>
        </text:list-item>
      </text:list>
      <text:p text:style-name="Normal"><text:span text:style-name="T18">Documentation and Assessment:</text:span></text:p>
      <text:list text:style-name="LFO6" text:continue-numbering="true">
        <text:list-item>
          <text:p text:style-name="P19">Create comprehensive documentation of your project, including details about the deployed IoT devices, sensors, the Python script, data analysis, and any findings or insights.</text:p>
        </text:list-item>
      </text:list>
      <text:p text:style-name="P20">USED SENSOR:</text:p>
      <text:list text:style-name="LFO4" text:continue-numbering="true">
        <text:list-item>
          <text:p text:style-name="P21">In this project we are use the ultrasonic sensor, LED’s and ESP32.</text:p>
        </text:list-item>
      </text:list>
      <text:list text:style-name="LFO3" text:continue-numbering="true">
        <text:list-item>
          <text:p text:style-name="P22">ULTRASONIC SENSOR:</text:p>
        </text:list-item>
      </text:list>
      <text:list text:style-name="LFO4" text:continue-numbering="true">
        <text:list-item>
          <text:p text:style-name="P23">Ultrasonic sensor is used for measuring the distance from the object.</text:p>
        </text:list-item>
        <text:list-item>
          <text:p text:style-name="P24">In this place, we are using an ultrasonic sensor for parking space is available or not.</text:p>
        </text:list-item>
      </text:list>
      <text:p text:style-name="P25"/>
      <text:list text:style-name="LFO2" text:continue-numbering="true">
        <text:list-item>
          <text:p text:style-name="P26">LED:</text:p>
        </text:list-item>
      </text:list>
      <text:list text:style-name="LFO1" text:continue-numbering="true">
        <text:list-item>
          <text:p text:style-name="P27">The red colour led indicates the parking place aren’t available.</text:p>
        </text:list-item>
        <text:list-item>
          <text:p text:style-name="P28">The green colour led indicates the parking place is available.</text:p>
        </text:list-item>
      </text:list>
      <text:p text:style-name="P29">PYTHON SCRIPT:</text:p>
      <text:p text:style-name="P30"><text:span text:style-name="T31">int</text:span><text:span text:style-name="T32"><text:s/>led_red_1 <text:s text:c="2"/>=<text:s/></text:span><text:span text:style-name="T33">2</text:span><text:span text:style-name="T34">;</text:span></text:p>
      <text:p text:style-name="P35"><text:span text:style-name="T36">int</text:span><text:span text:style-name="T37"><text:s/>led_green_1 =<text:s/></text:span><text:span text:style-name="T38">4</text:span><text:span text:style-name="T39">;</text:span></text:p>
      <text:p text:style-name="P40"><text:span text:style-name="T41">int</text:span><text:span text:style-name="T42"><text:s/>led_red_2 <text:s text:c="2"/>=<text:s/></text:span><text:span text:style-name="T43">5</text:span><text:span text:style-name="T44">;</text:span></text:p>
      <text:p text:style-name="P45"><text:span text:style-name="T46">int</text:span><text:span text:style-name="T47"><text:s/>led_green_2 =<text:s/></text:span><text:span text:style-name="T48">18</text:span><text:span text:style-name="T49">;</text:span></text:p>
      <text:p text:style-name="P50"><text:span text:style-name="T51">int</text:span><text:span text:style-name="T52"><text:s/>led_red_3 <text:s text:c="2"/>=<text:s/></text:span><text:span text:style-name="T53">19</text:span><text:span text:style-name="T54">;</text:span></text:p>
      <text:p text:style-name="P55"><text:span text:style-name="T56">int</text:span><text:span text:style-name="T57"><text:s/>led_green_3 =<text:s/></text:span><text:span text:style-name="T58">21</text:span><text:span text:style-name="T59">;</text:span></text:p>
      <text:p text:style-name="P60"><text:span text:style-name="T61">int</text:span><text:span text:style-name="T62"><text:s/>led_red_4 <text:s text:c="2"/>=<text:s/></text:span><text:span text:style-name="T63">22</text:span><text:span text:style-name="T64">;</text:span></text:p>
      <text:p text:style-name="P65"><text:span text:style-name="T66">int</text:span><text:span text:style-name="T67"><text:s/>led_green_4 =<text:s/></text:span><text:span text:style-name="T68">23</text:span><text:span text:style-name="T69">;</text:span></text:p>
      <text:p text:style-name="P70"><text:line-break/></text:p>
      <text:p text:style-name="P71"><text:span text:style-name="T72">int</text:span><text:span text:style-name="T73"><text:s/>t_1 =<text:s/></text:span><text:span text:style-name="T74">13</text:span><text:span text:style-name="T75">;</text:span></text:p>
      <text:p text:style-name="P76"><text:span text:style-name="T77">int</text:span><text:span text:style-name="T78"><text:s/>e_1 =<text:s/></text:span><text:span text:style-name="T79">12</text:span><text:span text:style-name="T80">;</text:span></text:p>
      <text:p text:style-name="P81"><text:span text:style-name="T82">int</text:span><text:span text:style-name="T83"><text:s/>t_2 =<text:s/></text:span><text:span text:style-name="T84">14</text:span><text:span text:style-name="T85">;</text:span></text:p>
      <text:p text:style-name="P86"><text:span text:style-name="T87">int</text:span><text:span text:style-name="T88"><text:s/>e_2 =<text:s/></text:span><text:span text:style-name="T89">27</text:span><text:span text:style-name="T90">;</text:span></text:p>
      <text:p text:style-name="P91"><text:span text:style-name="T92">int</text:span><text:span text:style-name="T93"><text:s/>t_3 =<text:s/></text:span><text:span text:style-name="T94">26</text:span><text:span text:style-name="T95">;</text:span></text:p>
      <text:p text:style-name="P96"><text:span text:style-name="T97">int</text:span><text:span text:style-name="T98"><text:s/>e_3 =<text:s/></text:span><text:span text:style-name="T99">25</text:span><text:span text:style-name="T100">;</text:span></text:p>
      <text:p text:style-name="P101"><text:span text:style-name="T102">int</text:span><text:span text:style-name="T103"><text:s/>t_4 =<text:s/></text:span><text:span text:style-name="T104">33</text:span><text:span text:style-name="T105">;</text:span></text:p>
      <text:p text:style-name="P106"><text:span text:style-name="T107">int</text:span><text:span text:style-name="T108"><text:s/>e_4 =<text:s/></text:span><text:span text:style-name="T109">32</text:span><text:span text:style-name="T110">;<text:s/></text:span><text:span text:style-name="T111">//34,35,36,39 pin for input only</text:span></text:p>
      <text:p text:style-name="P112"><text:line-break/></text:p>
      <text:p text:style-name="P113"><text:span text:style-name="T114">int</text:span><text:span text:style-name="T115"><text:s/>d_1, d_2, d_3, d_4;</text:span></text:p>
      <text:p text:style-name="P116"><text:span text:style-name="T117">int</text:span><text:span text:style-name="T118"><text:s/>cm_1, cm_2, cm_3, cm_4;</text:span></text:p>
      <text:p text:style-name="P119"><text:span text:style-name="T120">int</text:span><text:span text:style-name="T121"><text:s/>p1, p2, p3, p</text:span><text:bookmark-start text:name="_Int_SenniFu0"/><text:span text:style-name="T122">4; <text:s text:c="2"/></text:span><text:bookmark-end text:name="_Int_SenniFu0"/><text:span text:style-name="T123"><text:s text:c="10"/></text:span><text:span text:style-name="T124">//Return the parking status to app</text:span></text:p>
      <text:p text:style-name="P125"><text:line-break/></text:p>
      <text:p text:style-name="P126"><text:span text:style-name="T127">void</text:span><text:span text:style-name="T128"><text:s/></text:span><text:bookmark-start text:name="_Int_pFc25kaQ"/><text:span text:style-name="T129">setup</text:span><text:span text:style-name="T130">(</text:span><text:bookmark-end text:name="_Int_pFc25kaQ"/><text:span text:style-name="T131">) {</text:span></text:p>
      <text:p text:style-name="P132"><text:span text:style-name="T133"><text:s text:c="2"/></text:span><text:span text:style-name="T134">Serial</text:span><text:span text:style-name="T135">.</text:span><text:span text:style-name="T136">begin</text:span><text:span text:style-name="T137"><text:s/>(</text:span><text:bookmark-start text:name="_Int_IDBkPceu"/><text:span text:style-name="T138">9600</text:span><text:span text:style-name="T139">);</text:span><text:span text:style-name="T140">/</text:span><text:bookmark-end text:name="_Int_IDBkPceu"/><text:span text:style-name="T141">/Initialize the serial port for debugging output information <text:s text:c="26"/></text:span></text:p>
      <text:p text:style-name="P142"><text:span text:style-name="T143"><text:s text:c="26"/></text:span></text:p>
      <text:p text:style-name="P144"><text:span text:style-name="T145"><text:s text:c="2"/></text:span><text:span text:style-name="T146">//BT.begin(9600); //Set Bluetooth initial value (from AT mode to see the bao rate)</text:span></text:p>
      <text:p text:style-name="P147"><text:span text:style-name="T148"><text:s text:c="2"/></text:span></text:p>
      <text:p text:style-name="P149"><text:span text:style-name="T150"><text:s text:c="2"/></text:span><text:span text:style-name="T151">pinMode</text:span><text:span text:style-name="T152">(led_red_1,<text:s/></text:span><text:span text:style-name="T153">OUTPUT</text:span><text:span text:style-name="T154">);</text:span></text:p>
      <text:p text:style-name="P155"><text:span text:style-name="T156"><text:s text:c="2"/></text:span><text:span text:style-name="T157">pinMode</text:span><text:span text:style-name="T158">(led_green_1,<text:s/></text:span><text:span text:style-name="T159">OUTPUT</text:span><text:span text:style-name="T160">);</text:span></text:p>
      <text:p text:style-name="P161"><text:span text:style-name="T162"><text:s text:c="2"/></text:span><text:span text:style-name="T163">pinMode</text:span><text:span text:style-name="T164">(led_red_2,<text:s/></text:span><text:span text:style-name="T165">OUTPUT</text:span><text:span text:style-name="T166">);</text:span></text:p>
      <text:p text:style-name="P167"><text:span text:style-name="T168"><text:s text:c="2"/></text:span><text:span text:style-name="T169">pinMode</text:span><text:span text:style-name="T170">(led_green_2,<text:s/></text:span><text:span text:style-name="T171">OUTPUT</text:span><text:span text:style-name="T172">);</text:span></text:p>
      <text:p text:style-name="P173"><text:span text:style-name="T174"><text:s text:c="2"/></text:span><text:span text:style-name="T175">pinMode</text:span><text:span text:style-name="T176">(led_red_3,<text:s/></text:span><text:span text:style-name="T177">OUTPUT</text:span><text:span text:style-name="T178">);</text:span></text:p>
      <text:p text:style-name="P179"><text:span text:style-name="T180"><text:s text:c="2"/></text:span><text:span text:style-name="T181">pinMode</text:span><text:span text:style-name="T182">(led_green_3,<text:s/></text:span><text:span text:style-name="T183">OUTPUT</text:span><text:span text:style-name="T184">);</text:span></text:p>
      <text:p text:style-name="P185"><text:span text:style-name="T186"><text:s text:c="2"/></text:span><text:span text:style-name="T187">pinMode</text:span><text:span text:style-name="T188">(led_red_4,<text:s/></text:span><text:span text:style-name="T189">OUTPUT</text:span><text:span text:style-name="T190">);</text:span></text:p>
      <text:p text:style-name="P191"><text:span text:style-name="T192"><text:s text:c="2"/></text:span><text:span text:style-name="T193">pinMode</text:span><text:span text:style-name="T194">(led_green_4,<text:s/></text:span><text:span text:style-name="T195">OUTPUT</text:span><text:span text:style-name="T196">);</text:span></text:p>
      <text:p text:style-name="P197"><text:span text:style-name="T198"><text:s text:c="2"/></text:span><text:span text:style-name="T199">pinMode</text:span><text:span text:style-name="T200">(t_1,<text:s/></text:span><text:span text:style-name="T201">OUTPUT</text:span><text:span text:style-name="T202">);</text:span></text:p>
      <text:p text:style-name="P203"><text:span text:style-name="T204"><text:s text:c="2"/></text:span><text:span text:style-name="T205">pinMode</text:span><text:span text:style-name="T206">(e_1,<text:s/></text:span><text:span text:style-name="T207">INPUT</text:span><text:bookmark-start text:name="_Int_Pr2X40cD"/><text:span text:style-name="T208">); <text:s text:c="2"/></text:span><text:bookmark-end text:name="_Int_Pr2X40cD"/><text:span text:style-name="T209"><text:s text:c="4"/></text:span><text:span text:style-name="T210">//Read the potential of the echo</text:span></text:p>
      <text:p text:style-name="P211"><text:span text:style-name="T212"><text:s text:c="2"/></text:span><text:span text:style-name="T213">pinMode</text:span><text:span text:style-name="T214">(t_2,<text:s/></text:span><text:span text:style-name="T215">OUTPUT</text:span><text:span text:style-name="T216">);</text:span></text:p>
      <text:p text:style-name="P217"><text:span text:style-name="T218"><text:s text:c="2"/></text:span><text:span text:style-name="T219">pinMode</text:span><text:span text:style-name="T220">(e_2,<text:s/></text:span><text:span text:style-name="T221">INPUT</text:span><text:span text:style-name="T222">);</text:span></text:p>
      <text:p text:style-name="P223"><text:span text:style-name="T224"><text:s text:c="2"/></text:span><text:span text:style-name="T225">pinMode</text:span><text:span text:style-name="T226">(t_3,<text:s/></text:span><text:span text:style-name="T227">OUTPUT</text:span><text:span text:style-name="T228">);</text:span></text:p>
      <text:p text:style-name="P229"><text:span text:style-name="T230"><text:s text:c="2"/></text:span><text:span text:style-name="T231">pinMode</text:span><text:span text:style-name="T232">(e_3,<text:s/></text:span><text:span text:style-name="T233">INPUT</text:span><text:span text:style-name="T234">);</text:span></text:p>
      <text:p text:style-name="P235"><text:span text:style-name="T236"><text:s text:c="2"/></text:span><text:span text:style-name="T237">pinMode</text:span><text:span text:style-name="T238">(t_4,<text:s/></text:span><text:span text:style-name="T239">OUTPUT</text:span><text:span text:style-name="T240">);</text:span></text:p>
      <text:p text:style-name="P241"><text:span text:style-name="T242"><text:s text:c="2"/></text:span><text:span text:style-name="T243">pinMode</text:span><text:span text:style-name="T244">(e_4,<text:s/></text:span><text:span text:style-name="T245">INPUT</text:span><text:span text:style-name="T246">);</text:span></text:p>
      <text:p text:style-name="P247"><text:span text:style-name="T248">}</text:span></text:p>
      <text:p text:style-name="P249"><text:line-break/><text:line-break/></text:p>
      <text:p text:style-name="P250"><text:span text:style-name="T251">void</text:span><text:span text:style-name="T252"><text:s/></text:span><text:bookmark-start text:name="_Int_GrHtudIj"/><text:span text:style-name="T253">loop</text:span><text:span text:style-name="T254">(</text:span><text:bookmark-end text:name="_Int_GrHtudIj"/><text:span text:style-name="T255">) {</text:span></text:p>
      <text:p text:style-name="P256"><text:span text:style-name="T257"><text:s text:c="2"/>car_01(); <text:s/></text:span><text:span text:style-name="T258">//Read parking status of parking space 1 (cm, p, led)</text:span></text:p>
      <text:p text:style-name="P259"><text:span text:style-name="T260"><text:s text:c="2"/>car_02();</text:span></text:p>
      <text:p text:style-name="P261"><text:span text:style-name="T262"><text:s text:c="2"/>car_03();</text:span></text:p>
      <text:p text:style-name="P263"><text:span text:style-name="T264"><text:s text:c="2"/>car_04();</text:span></text:p>
      <text:p text:style-name="P265"><text:line-break/></text:p>
      <text:p text:style-name="P266"><text:span text:style-name="T267">Serial</text:span><text:span text:style-name="T268">.</text:span><text:span text:style-name="T269">println</text:span><text:span text:style-name="T270">(</text:span><text:bookmark-start text:name="_Int_xiNvKUSQ"/><text:span text:style-name="T271">String</text:span><text:span text:style-name="T272">(</text:span><text:bookmark-end text:name="_Int_xiNvKUSQ"/><text:span text:style-name="T273">"A: "</text:span><text:span text:style-name="T274">) + cm_1 +<text:s/></text:span><text:bookmark-start text:name="_Int_gD4CB5sC"/><text:span text:style-name="T275">String</text:span><text:span text:style-name="T276">(</text:span><text:bookmark-end text:name="_Int_gD4CB5sC"/><text:span text:style-name="T277">"/ B: "</text:span><text:span text:style-name="T278">) + cm_2 +<text:s/></text:span><text:bookmark-start text:name="_Int_7mIYBKez"/><text:span text:style-name="T279">String</text:span><text:span text:style-name="T280">(</text:span><text:bookmark-end text:name="_Int_7mIYBKez"/><text:span text:style-name="T281">"/ C: "</text:span><text:span text:style-name="T282">) + cm_3 +<text:s/></text:span><text:bookmark-start text:name="_Int_BXTa0Jt1"/><text:span text:style-name="T283">String</text:span><text:span text:style-name="T284">(</text:span><text:bookmark-end text:name="_Int_BXTa0Jt1"/><text:span text:style-name="T285">"/ D: "</text:span><text:span text:style-name="T286">) + cm_4);</text:span></text:p>
      <text:p text:style-name="P287"><text:span text:style-name="T288"><text:s text:c="2"/></text:span></text:p>
      <text:p text:style-name="P289"><text:span text:style-name="T290"><text:s text:c="2"/></text:span><text:span text:style-name="T291">byte</text:span><text:span text:style-name="T292"><text:s/></text:span><text:bookmark-start text:name="_Int_qjqhYIVe"/><text:span text:style-name="T293">packet[</text:span><text:bookmark-end text:name="_Int_qjqhYIVe"/><text:span text:style-name="T294">5</text:span><text:span text:style-name="T295">];<text:s/></text:span></text:p>
      <text:p text:style-name="P296"><text:span text:style-name="T297"><text:s text:c="2"/></text:span><text:bookmark-start text:name="_Int_PEHJCtmr"/><text:span text:style-name="T298">packet[</text:span><text:bookmark-end text:name="_Int_PEHJCtmr"/><text:span text:style-name="T299">0</text:span><text:span text:style-name="T300">] =<text:s/></text:span><text:bookmark-start text:name="_Int_tTKo3l4w"/><text:span text:style-name="T301">97</text:span><text:span text:style-name="T302">; <text:s text:c="2"/></text:span><text:bookmark-end text:name="_Int_tTKo3l4w"/><text:span text:style-name="T303">//The key value that is verified by the app</text:span></text:p>
      <text:p text:style-name="P304"><text:span text:style-name="T305"><text:s text:c="2"/></text:span><text:bookmark-start text:name="_Int_HoSRQjf1"/><text:span text:style-name="T306">packet[</text:span><text:bookmark-end text:name="_Int_HoSRQjf1"/><text:span text:style-name="T307">1</text:span><text:span text:style-name="T308">] = p1;<text:s/></text:span><text:span text:style-name="T309">//Parking condition, "0" is vacant parking space; 1" is not stoppable for cars</text:span></text:p>
      <text:p text:style-name="P310"><text:span text:style-name="T311"><text:s text:c="2"/></text:span><text:bookmark-start text:name="_Int_3FWLzfeV"/><text:span text:style-name="T312">packet[</text:span><text:bookmark-end text:name="_Int_3FWLzfeV"/><text:span text:style-name="T313">2</text:span><text:span text:style-name="T314">] = p2;</text:span></text:p>
      <text:p text:style-name="P315"><text:span text:style-name="T316"><text:s text:c="2"/></text:span><text:bookmark-start text:name="_Int_Wm9UH69N"/><text:span text:style-name="T317">packet[</text:span><text:bookmark-end text:name="_Int_Wm9UH69N"/><text:span text:style-name="T318">3</text:span><text:span text:style-name="T319">] = p3;</text:span></text:p>
      <text:p text:style-name="P320"><text:span text:style-name="T321"><text:s text:c="2"/></text:span><text:bookmark-start text:name="_Int_AoDuxZcF"/><text:span text:style-name="T322">packet[</text:span><text:bookmark-end text:name="_Int_AoDuxZcF"/><text:span text:style-name="T323">4</text:span><text:span text:style-name="T324">] = p4;</text:span></text:p>
      <text:p text:style-name="P325"><text:span text:style-name="T326">Serial</text:span><text:span text:style-name="T327">.</text:span><text:span text:style-name="T328">println</text:span><text:span text:style-name="T329">(</text:span><text:bookmark-start text:name="_Int_vZSRjT9b"/><text:span text:style-name="T330">String</text:span><text:span text:style-name="T331">(</text:span><text:bookmark-end text:name="_Int_vZSRjT9b"/><text:span text:style-name="T332">"p1: "</text:span><text:span text:style-name="T333">) + p1 +<text:s/></text:span><text:bookmark-start text:name="_Int_6kkAHsMi"/><text:span text:style-name="T334">String(</text:span><text:bookmark-end text:name="_Int_6kkAHsMi"/><text:span text:style-name="T335">"/ p2: "</text:span><text:span text:style-name="T336">) + p2 +<text:s/></text:span><text:bookmark-start text:name="_Int_haamCl10"/><text:span text:style-name="T337">String</text:span><text:span text:style-name="T338">(</text:span><text:bookmark-end text:name="_Int_haamCl10"/><text:span text:style-name="T339">"/ p3: "</text:span><text:span text:style-name="T340">) + p3 +<text:s/></text:span><text:bookmark-start text:name="_Int_7r1k4pdp"/><text:span text:style-name="T341">String</text:span><text:span text:style-name="T342">(</text:span><text:bookmark-end text:name="_Int_7r1k4pdp"/><text:span text:style-name="T343">"/ p4: "</text:span><text:span text:style-name="T344">) + p4);</text:span></text:p>
      <text:p text:style-name="P345"><text:line-break/></text:p>
      <text:p text:style-name="P346"><text:span text:style-name="T347"><text:s text:c="2"/></text:span><text:span text:style-name="T348">/*</text:span><text:bookmark-start text:name="_Int_melT2sKt"/><text:span text:style-name="T349">if(</text:span><text:bookmark-end text:name="_Int_melT2sKt"/><text:span text:style-name="T350">BT.available() &gt; 0)<text:s/></text:span><text:bookmark-start text:name="_Int_fuWmfrYm"/><text:span text:style-name="T351">{ <text:s/></text:span><text:bookmark-end text:name="_Int_fuWmfrYm"/><text:span text:style-name="T352"><text:s text:c="18"/>//Check whether the Bluetooth connection is successful</text:span></text:p>
      <text:p text:style-name="P353"><text:span text:style-name="T354"><text:s text:c="4"/>if(BT.read() == 97)<text:s/></text:span><text:bookmark-start text:name="_Int_0PtQrkea"/><text:span text:style-name="T355">{ <text:s/></text:span><text:bookmark-end text:name="_Int_0PtQrkea"/><text:span text:style-name="T356"><text:s text:c="21"/>Check whether you receive the key value</text:span></text:p>
      <text:p text:style-name="P357"><text:span text:style-name="T358"><text:s text:c="6"/>Serial.println("Connect succeed!");</text:span></text:p>
      <text:p text:style-name="P359"><text:span text:style-name="T360"><text:s text:c="6"/></text:span><text:bookmark-start text:name="_Int_ls3lkUn2"/><text:span text:style-name="T361">for(</text:span><text:bookmark-end text:name="_Int_ls3lkUn2"/><text:span text:style-name="T362">int i = 0; i &lt; 5; i++) {</text:span></text:p>
      <text:p text:style-name="P363"><text:span text:style-name="T364"><text:s text:c="8"/>BT.write(packet[i]</text:span><text:bookmark-start text:name="_Int_JPAIeszj"/><text:span text:style-name="T365">); <text:s text:c="2"/></text:span><text:bookmark-end text:name="_Int_JPAIeszj"/><text:span text:style-name="T366"><text:s text:c="17"/>//Send packets sequentially to the app</text:span></text:p>
      <text:p text:style-name="P367"><text:span text:style-name="T368"><text:s text:c="8"/>Serial.println(packet[i]);</text:span></text:p>
      <text:p text:style-name="P369"><text:span text:style-name="T370"><text:s text:c="6"/>}</text:span></text:p>
      <text:p text:style-name="P371"><text:span text:style-name="T372"><text:s text:c="4"/>}</text:span></text:p>
      <text:p text:style-name="P373"><text:span text:style-name="T374"><text:s text:c="2"/>}*/</text:span></text:p>
      <text:p text:style-name="P375"><text:span text:style-name="T376"><text:s text:c="2"/></text:span><text:bookmark-start text:name="_Int_jPcZk9Ax"/><text:span text:style-name="T377">delay</text:span><text:span text:style-name="T378">(</text:span><text:bookmark-end text:name="_Int_jPcZk9Ax"/><text:span text:style-name="T379">2000</text:span><text:span text:style-name="T380">);</text:span></text:p>
      <text:p text:style-name="P381"><text:span text:style-name="T382">}</text:span></text:p>
      <text:p text:style-name="P383"><text:line-break/></text:p>
      <text:p text:style-name="P384"><text:span text:style-name="T385">void</text:span><text:span text:style-name="T386"><text:s/>car_01</text:span><text:bookmark-start text:name="_Int_PGaoXsub"/><text:span text:style-name="T387">(){</text:span><text:bookmark-end text:name="_Int_PGaoXsub"/></text:p>
      <text:p text:style-name="P388"><text:span text:style-name="T389"><text:s text:c="2"/></text:span><text:span text:style-name="T390">//Parking space 001</text:span></text:p>
      <text:p text:style-name="P391"><text:span text:style-name="T392"><text:s text:c="2"/></text:span><text:span text:style-name="T393">digitalWrite</text:span><text:span text:style-name="T394">(t_1,<text:s/></text:span><text:span text:style-name="T395">LOW</text:span><text:span text:style-name="T396">); <text:s/></text:span><text:span text:style-name="T397">//Give Trig a low potential for 5 μs</text:span></text:p>
      <text:p text:style-name="P398"><text:span text:style-name="T399"><text:s text:c="2"/></text:span><text:span text:style-name="T400">delayMicroseconds</text:span><text:span text:style-name="T401">(</text:span><text:span text:style-name="T402">5</text:span><text:span text:style-name="T403">);</text:span></text:p>
      <text:p text:style-name="P404"><text:span text:style-name="T405"><text:s text:c="2"/></text:span><text:span text:style-name="T406">digitalWrite</text:span><text:span text:style-name="T407">(t_1,<text:s/></text:span><text:span text:style-name="T408">HIGH</text:span><text:span text:style-name="T409">);<text:s/></text:span><text:span text:style-name="T410">//Give Trig a high potential for 10 μs</text:span></text:p>
      <text:p text:style-name="P411"><text:span text:style-name="T412"><text:s text:c="2"/></text:span><text:span text:style-name="T413">delayMicroseconds</text:span><text:span text:style-name="T414">(</text:span><text:span text:style-name="T415">10</text:span><text:span text:style-name="T416">);</text:span></text:p>
      <text:p text:style-name="P417"><text:span text:style-name="T418"><text:s text:c="2"/></text:span><text:span text:style-name="T419">digitalWrite</text:span><text:span text:style-name="T420">(t_1,<text:s/></text:span><text:span text:style-name="T421">LOW</text:span><text:span text:style-name="T422">);</text:span></text:p>
      <text:p text:style-name="P423"><text:span text:style-name="T424"><text:s text:c="2"/>d_1 =<text:s/></text:span><text:span text:style-name="T425">pulseIn</text:span><text:span text:style-name="T426">(e_1,<text:s/></text:span><text:span text:style-name="T427">HIGH</text:span><text:bookmark-start text:name="_Int_Lc0ti1y4"/><text:span text:style-name="T428">); <text:s/></text:span><text:span text:style-name="T429">/</text:span><text:bookmark-end text:name="_Int_Lc0ti1y4"/><text:span text:style-name="T430">/Time at reception of high potential</text:span></text:p>
      <text:p text:style-name="P431"><text:span text:style-name="T432"><text:s text:c="2"/>cm_1 = (d_1/</text:span><text:span text:style-name="T433">2</text:span><text:span text:style-name="T434">) /<text:s/></text:span><text:span text:style-name="T435">29.1</text:span><text:span text:style-name="T436">; <text:s text:c="6"/></text:span><text:span text:style-name="T437">//Convert time to distance, in cm<text:s/></text:span></text:p>
      <text:p text:style-name="P438"><text:line-break/></text:p>
      <text:p text:style-name="P439"><text:span text:style-name="T440"><text:s text:c="2"/></text:span><text:span text:style-name="T441">if</text:span><text:span text:style-name="T442"><text:s/>(cm_1&gt;=</text:span><text:span text:style-name="T443">10</text:span><text:span text:style-name="T444">)<text:s/></text:span><text:bookmark-start text:name="_Int_D876A9uG"/><text:span text:style-name="T445">{ <text:s/></text:span><text:bookmark-end text:name="_Int_D876A9uG"/><text:span text:style-name="T446"><text:s text:c="27"/></text:span><text:span text:style-name="T447">/*When the distance is greater than 10 cm, parking space No. 1 is "vacant"*/</text:span></text:p>
      <text:p text:style-name="P448"><text:span text:style-name="T449"><text:s text:c="4"/>p1=</text:span><text:bookmark-start text:name="_Int_yThIzWoN"/><text:span text:style-name="T450">0</text:span><text:span text:style-name="T451">; <text:s text:c="2"/></text:span><text:bookmark-end text:name="_Int_yThIzWoN"/><text:span text:style-name="T452"><text:s text:c="32"/></text:span><text:span text:style-name="T453">/*Send back "p1 value" to "0" to APP*/</text:span></text:p>
      <text:p text:style-name="P454"><text:span text:style-name="T455"><text:s text:c="4"/></text:span><text:span text:style-name="T456">digitalWrite</text:span><text:span text:style-name="T457">(led_green_1,<text:s/></text:span><text:span text:style-name="T458">HIGH</text:span><text:bookmark-start text:name="_Int_HLlFqdQ0"/><text:span text:style-name="T459">); <text:s text:c="2"/></text:span><text:bookmark-end text:name="_Int_HLlFqdQ0"/><text:span text:style-name="T460"><text:s text:c="7"/></text:span><text:span text:style-name="T461">//Green light on, stopper</text:span></text:p>
      <text:p text:style-name="P462"><text:span text:style-name="T463"><text:s text:c="4"/></text:span><text:span text:style-name="T464">digitalWrite</text:span><text:span text:style-name="T465">(led_red_1,<text:s/></text:span><text:span text:style-name="T466">LOW</text:span><text:span text:style-name="T467">);</text:span></text:p>
      <text:p text:style-name="P468"><text:span text:style-name="T469"><text:s text:c="2"/>}</text:span></text:p>
      <text:p text:style-name="P470"><text:span text:style-name="T471"><text:s text:c="2"/></text:span><text:span text:style-name="T472">else</text:span><text:span text:style-name="T473"><text:s/></text:span><text:bookmark-start text:name="_Int_dZzqd9CR"/><text:span text:style-name="T474">{ <text:s/></text:span><text:bookmark-end text:name="_Int_dZzqd9CR"/><text:span text:style-name="T475"><text:s text:c="36"/></text:span><text:span text:style-name="T476">/*When the distance is less than 10 cm, parking space No. 1 is "in use"*/</text:span></text:p>
      <text:p text:style-name="P477"><text:span text:style-name="T478"><text:s text:c="4"/>p1=</text:span><text:bookmark-start text:name="_Int_3oGADXid"/><text:span text:style-name="T479">10</text:span><text:span text:style-name="T480">; <text:s text:c="2"/></text:span><text:bookmark-end text:name="_Int_3oGADXid"/><text:span text:style-name="T481"><text:s text:c="34"/></text:span><text:span text:style-name="T482">/*Send back the "p1 value" to the APP*/</text:span></text:p>
      <text:p text:style-name="P483"><text:span text:style-name="T484"><text:s text:c="4"/></text:span><text:span text:style-name="T485">digitalWrite</text:span><text:span text:style-name="T486">(led_green_1,<text:s/></text:span><text:span text:style-name="T487">LOW</text:span><text:span text:style-name="T488">);</text:span></text:p>
      <text:p text:style-name="P489"><text:span text:style-name="T490"><text:s text:c="4"/></text:span><text:span text:style-name="T491">digitalWrite</text:span><text:span text:style-name="T492">(led_red_1,<text:s/></text:span><text:span text:style-name="T493">HIGH</text:span><text:bookmark-start text:name="_Int_oEMZlXrq"/><text:span text:style-name="T494">); <text:s text:c="2"/></text:span><text:bookmark-end text:name="_Int_oEMZlXrq"/><text:span text:style-name="T495"><text:s text:c="9"/></text:span><text:span text:style-name="T496">//The red light is on, and it cannot be stopped</text:span></text:p>
      <text:p text:style-name="P497"><text:span text:style-name="T498"><text:s text:c="2"/>}</text:span></text:p>
      <text:p text:style-name="P499"><text:span text:style-name="T500">}</text:span></text:p>
      <text:p text:style-name="P501"><text:line-break/></text:p>
      <text:p text:style-name="P502"><text:span text:style-name="T503">void</text:span><text:span text:style-name="T504"><text:s/>car_02</text:span><text:bookmark-start text:name="_Int_iMLBbciu"/><text:span text:style-name="T505">(){</text:span><text:bookmark-end text:name="_Int_iMLBbciu"/></text:p>
      <text:p text:style-name="P506"><text:span text:style-name="T507"><text:s text:c="2"/></text:span><text:span text:style-name="T508">//Parking space 002</text:span></text:p>
      <text:p text:style-name="P509"><text:span text:style-name="T510"><text:s text:c="2"/></text:span><text:span text:style-name="T511">digitalWrite</text:span><text:span text:style-name="T512">(t_2,<text:s/></text:span><text:span text:style-name="T513">LOW</text:span><text:span text:style-name="T514">);</text:span></text:p>
      <text:p text:style-name="P515"><text:span text:style-name="T516"><text:s text:c="2"/></text:span><text:span text:style-name="T517">delayMicroseconds</text:span><text:span text:style-name="T518">(</text:span><text:span text:style-name="T519">5</text:span><text:span text:style-name="T520">);</text:span></text:p>
      <text:p text:style-name="P521"><text:span text:style-name="T522"><text:s text:c="2"/></text:span><text:span text:style-name="T523">digitalWrite</text:span><text:span text:style-name="T524">(t_2,<text:s/></text:span><text:span text:style-name="T525">HIGH</text:span><text:span text:style-name="T526">);</text:span></text:p>
      <text:p text:style-name="P527"><text:span text:style-name="T528"><text:s text:c="2"/></text:span><text:span text:style-name="T529">delayMicroseconds</text:span><text:span text:style-name="T530">(</text:span><text:span text:style-name="T531">10</text:span><text:span text:style-name="T532">);</text:span></text:p>
      <text:p text:style-name="P533"><text:span text:style-name="T534"><text:s text:c="2"/></text:span><text:span text:style-name="T535">digitalWrite</text:span><text:span text:style-name="T536">(t_2,<text:s/></text:span><text:span text:style-name="T537">LOW</text:span><text:span text:style-name="T538">);</text:span></text:p>
      <text:p text:style-name="P539"><text:span text:style-name="T540"><text:s text:c="2"/>d_2 =<text:s/></text:span><text:span text:style-name="T541">pulseIn</text:span><text:span text:style-name="T542">(e_2,<text:s/></text:span><text:span text:style-name="T543">HIGH</text:span><text:span text:style-name="T544">);</text:span></text:p>
      <text:p text:style-name="P545"><text:span text:style-name="T546"><text:s text:c="2"/>cm_2 = (d_2/</text:span><text:span text:style-name="T547">2</text:span><text:span text:style-name="T548">) /<text:s/></text:span><text:span text:style-name="T549">29.1</text:span><text:span text:style-name="T550">;<text:s/></text:span></text:p>
      <text:p text:style-name="P551"><text:line-break/></text:p>
      <text:p text:style-name="P552"><text:span text:style-name="T553"><text:s text:c="2"/></text:span><text:span text:style-name="T554">if</text:span><text:span text:style-name="T555"><text:s/>(cm_2&gt;=</text:span><text:span text:style-name="T556">10</text:span><text:span text:style-name="T557">) {<text:s/></text:span></text:p>
      <text:p text:style-name="P558"><text:span text:style-name="T559"><text:s text:c="4"/>p2=</text:span><text:span text:style-name="T560">0</text:span><text:span text:style-name="T561">;</text:span></text:p>
      <text:p text:style-name="P562"><text:span text:style-name="T563"><text:s text:c="4"/></text:span><text:span text:style-name="T564">digitalWrite</text:span><text:span text:style-name="T565">(led_green_2,<text:s/></text:span><text:span text:style-name="T566">HIGH</text:span><text:span text:style-name="T567">);</text:span></text:p>
      <text:p text:style-name="P568"><text:span text:style-name="T569"><text:s text:c="4"/></text:span><text:span text:style-name="T570">digitalWrite</text:span><text:span text:style-name="T571">(led_red_2,<text:s/></text:span><text:span text:style-name="T572">LOW</text:span><text:span text:style-name="T573">);</text:span></text:p>
      <text:p text:style-name="P574"><text:span text:style-name="T575"><text:s text:c="2"/>}</text:span></text:p>
      <text:p text:style-name="P576"><text:span text:style-name="T577"><text:s text:c="2"/></text:span><text:span text:style-name="T578">else</text:span><text:span text:style-name="T579"><text:s/>{<text:s/></text:span></text:p>
      <text:p text:style-name="P580"><text:span text:style-name="T581"><text:s text:c="4"/>p2=</text:span><text:span text:style-name="T582">10</text:span><text:span text:style-name="T583">;</text:span></text:p>
      <text:p text:style-name="P584"><text:span text:style-name="T585"><text:s text:c="4"/></text:span><text:span text:style-name="T586">digitalWrite</text:span><text:span text:style-name="T587">(led_green_2,<text:s/></text:span><text:span text:style-name="T588">LOW</text:span><text:span text:style-name="T589">);</text:span></text:p>
      <text:p text:style-name="P590"><text:span text:style-name="T591"><text:s text:c="4"/></text:span><text:span text:style-name="T592">digitalWrite</text:span><text:span text:style-name="T593">(led_red_2,<text:s/></text:span><text:span text:style-name="T594">HIGH</text:span><text:span text:style-name="T595">);</text:span></text:p>
      <text:p text:style-name="P596"><text:span text:style-name="T597"><text:s text:c="2"/>}</text:span></text:p>
      <text:p text:style-name="P598"><text:span text:style-name="T599">}</text:span></text:p>
      <text:p text:style-name="P600"><text:line-break/></text:p>
      <text:p text:style-name="P601"><text:span text:style-name="T602">void</text:span><text:span text:style-name="T603"><text:s/>car_03</text:span><text:bookmark-start text:name="_Int_aOhyYwrd"/><text:span text:style-name="T604">(){</text:span><text:bookmark-end text:name="_Int_aOhyYwrd"/></text:p>
      <text:p text:style-name="P605"><text:span text:style-name="T606"><text:s text:c="2"/></text:span><text:span text:style-name="T607">//Parking space003</text:span></text:p>
      <text:p text:style-name="P608"><text:span text:style-name="T609"><text:s text:c="2"/></text:span><text:span text:style-name="T610">digitalWrite</text:span><text:span text:style-name="T611">(t_3,<text:s/></text:span><text:span text:style-name="T612">LOW</text:span><text:span text:style-name="T613">);</text:span></text:p>
      <text:p text:style-name="P614"><text:span text:style-name="T615"><text:s text:c="2"/></text:span><text:span text:style-name="T616">delayMicroseconds</text:span><text:span text:style-name="T617">(</text:span><text:span text:style-name="T618">5</text:span><text:span text:style-name="T619">);</text:span></text:p>
      <text:p text:style-name="P620"><text:span text:style-name="T621"><text:s text:c="2"/></text:span><text:span text:style-name="T622">digitalWrite</text:span><text:span text:style-name="T623">(t_3,<text:s/></text:span><text:span text:style-name="T624">HIGH</text:span><text:span text:style-name="T625">);</text:span></text:p>
      <text:p text:style-name="P626"><text:span text:style-name="T627"><text:s text:c="2"/></text:span><text:span text:style-name="T628">delayMicroseconds</text:span><text:span text:style-name="T629">(</text:span><text:span text:style-name="T630">10</text:span><text:span text:style-name="T631">);</text:span></text:p>
      <text:p text:style-name="P632"><text:span text:style-name="T633"><text:s text:c="2"/></text:span><text:span text:style-name="T634">digitalWrite</text:span><text:span text:style-name="T635">(t_3,<text:s/></text:span><text:span text:style-name="T636">LOW</text:span><text:span text:style-name="T637">);</text:span></text:p>
      <text:p text:style-name="P638"><text:span text:style-name="T639"><text:s text:c="2"/>d_3 =<text:s/></text:span><text:span text:style-name="T640">pulseIn</text:span><text:span text:style-name="T641">(e_3,<text:s/></text:span><text:span text:style-name="T642">HIGH</text:span><text:span text:style-name="T643">);</text:span></text:p>
      <text:p text:style-name="P644"><text:span text:style-name="T645"><text:s text:c="2"/>cm_3 = (d_3/</text:span><text:span text:style-name="T646">2</text:span><text:span text:style-name="T647">) /<text:s/></text:span><text:span text:style-name="T648">29.1</text:span><text:span text:style-name="T649">;<text:s/></text:span></text:p>
      <text:p text:style-name="P650"><text:line-break/></text:p>
      <text:p text:style-name="P651"><text:span text:style-name="T652"><text:s text:c="2"/></text:span><text:span text:style-name="T653">if</text:span><text:span text:style-name="T654"><text:s/>(cm_3&gt;=</text:span><text:span text:style-name="T655">10</text:span><text:span text:style-name="T656">) {<text:s/></text:span></text:p>
      <text:p text:style-name="P657"><text:span text:style-name="T658"><text:s text:c="4"/>p3=</text:span><text:span text:style-name="T659">0</text:span><text:span text:style-name="T660">;</text:span></text:p>
      <text:p text:style-name="P661"><text:span text:style-name="T662"><text:s text:c="4"/></text:span><text:span text:style-name="T663">digitalWrite</text:span><text:span text:style-name="T664">(led_green_3,<text:s/></text:span><text:span text:style-name="T665">HIGH</text:span><text:span text:style-name="T666">);</text:span></text:p>
      <text:p text:style-name="P667"><text:span text:style-name="T668"><text:s text:c="4"/></text:span><text:span text:style-name="T669">digitalWrite</text:span><text:span text:style-name="T670">(led_red_3,<text:s/></text:span><text:span text:style-name="T671">LOW</text:span><text:span text:style-name="T672">);</text:span></text:p>
      <text:p text:style-name="P673"><text:span text:style-name="T674"><text:s text:c="2"/>}</text:span></text:p>
      <text:p text:style-name="P675"><text:span text:style-name="T676"><text:s text:c="2"/></text:span><text:span text:style-name="T677">else</text:span><text:span text:style-name="T678"><text:s/>{<text:s/></text:span></text:p>
      <text:p text:style-name="P679"><text:span text:style-name="T680"><text:s text:c="4"/>p3=</text:span><text:span text:style-name="T681">10</text:span><text:span text:style-name="T682">;</text:span></text:p>
      <text:p text:style-name="P683"><text:span text:style-name="T684"><text:s text:c="4"/></text:span><text:span text:style-name="T685">digitalWrite</text:span><text:span text:style-name="T686">(led_green_3,<text:s/></text:span><text:span text:style-name="T687">LOW</text:span><text:span text:style-name="T688">);</text:span></text:p>
      <text:p text:style-name="P689"><text:span text:style-name="T690"><text:s text:c="4"/></text:span><text:span text:style-name="T691">digitalWrite</text:span><text:span text:style-name="T692">(led_red_3,<text:s/></text:span><text:span text:style-name="T693">HIGH</text:span><text:span text:style-name="T694">);</text:span></text:p>
      <text:p text:style-name="P695"><text:span text:style-name="T696"><text:s text:c="2"/>}</text:span></text:p>
      <text:p text:style-name="P697"><text:span text:style-name="T698">}</text:span></text:p>
      <text:p text:style-name="P699"><text:line-break/></text:p>
      <text:p text:style-name="P700"><text:span text:style-name="T701">void</text:span><text:span text:style-name="T702"><text:s/>car_04</text:span><text:bookmark-start text:name="_Int_RiPBZPAs"/><text:span text:style-name="T703">(){</text:span><text:bookmark-end text:name="_Int_RiPBZPAs"/></text:p>
      <text:p text:style-name="P704"><text:span text:style-name="T705"><text:s text:c="2"/></text:span><text:span text:style-name="T706">//Parking space 004</text:span></text:p>
      <text:p text:style-name="P707"><text:span text:style-name="T708"><text:s text:c="2"/></text:span><text:span text:style-name="T709">digitalWrite</text:span><text:span text:style-name="T710">(t_4,<text:s/></text:span><text:span text:style-name="T711">LOW</text:span><text:span text:style-name="T712">);</text:span></text:p>
      <text:p text:style-name="P713"><text:span text:style-name="T714"><text:s text:c="2"/></text:span><text:span text:style-name="T715">delayMicroseconds</text:span><text:span text:style-name="T716">(</text:span><text:span text:style-name="T717">5</text:span><text:span text:style-name="T718">);</text:span></text:p>
      <text:p text:style-name="P719"><text:span text:style-name="T720"><text:s text:c="2"/></text:span><text:span text:style-name="T721">digitalWrite</text:span><text:span text:style-name="T722">(t_4,<text:s/></text:span><text:span text:style-name="T723">HIGH</text:span><text:span text:style-name="T724">);</text:span></text:p>
      <text:p text:style-name="P725"><text:span text:style-name="T726"><text:s text:c="2"/></text:span><text:span text:style-name="T727">delayMicroseconds</text:span><text:span text:style-name="T728">(</text:span><text:span text:style-name="T729">10</text:span><text:span text:style-name="T730">);</text:span></text:p>
      <text:p text:style-name="P731"><text:span text:style-name="T732"><text:s text:c="2"/></text:span><text:span text:style-name="T733">digitalWrite</text:span><text:span text:style-name="T734">(t_4,<text:s/></text:span><text:span text:style-name="T735">LOW</text:span><text:span text:style-name="T736">);</text:span></text:p>
      <text:p text:style-name="P737"><text:span text:style-name="T738"><text:s text:c="2"/>d_4 =<text:s/></text:span><text:span text:style-name="T739">pulseIn</text:span><text:span text:style-name="T740">(e_4,<text:s/></text:span><text:span text:style-name="T741">HIGH</text:span><text:span text:style-name="T742">);</text:span></text:p>
      <text:p text:style-name="P743"><text:span text:style-name="T744"><text:s text:c="2"/>cm_4 = (d_4/</text:span><text:span text:style-name="T745">2</text:span><text:span text:style-name="T746">) /<text:s/></text:span><text:span text:style-name="T747">29.1</text:span><text:span text:style-name="T748">;<text:s/></text:span></text:p>
      <text:p text:style-name="P749"><text:line-break/></text:p>
      <text:p text:style-name="P750"><text:span text:style-name="T751"><text:s text:c="2"/></text:span><text:span text:style-name="T752">if</text:span><text:span text:style-name="T753"><text:s/>(cm_4&gt;=</text:span><text:span text:style-name="T754">10</text:span><text:span text:style-name="T755">) { <text:s text:c="2"/></text:span></text:p>
      <text:p text:style-name="P756"><text:span text:style-name="T757"><text:s text:c="4"/>p4=</text:span><text:span text:style-name="T758">0</text:span><text:span text:style-name="T759">;</text:span></text:p>
      <text:p text:style-name="P760"><text:span text:style-name="T761"><text:s text:c="4"/></text:span><text:span text:style-name="T762">digitalWrite</text:span><text:span text:style-name="T763">(led_green_4,<text:s/></text:span><text:span text:style-name="T764">HIGH</text:span><text:span text:style-name="T765">);</text:span></text:p>
      <text:p text:style-name="P766"><text:span text:style-name="T767"><text:s text:c="4"/></text:span><text:span text:style-name="T768">digitalWrite</text:span><text:span text:style-name="T769">(led_red_4,<text:s/></text:span><text:span text:style-name="T770">LOW</text:span><text:span text:style-name="T771">);</text:span></text:p>
      <text:p text:style-name="P772"><text:span text:style-name="T773"><text:s text:c="2"/>}</text:span></text:p>
      <text:p text:style-name="P774"><text:span text:style-name="T775"><text:s text:c="2"/></text:span><text:span text:style-name="T776">else</text:span><text:span text:style-name="T777"><text:s/>{<text:s/></text:span></text:p>
      <text:p text:style-name="P778"><text:span text:style-name="T779"><text:s text:c="4"/>p4=</text:span><text:span text:style-name="T780">5</text:span><text:span text:style-name="T781">;</text:span></text:p>
      <text:p text:style-name="P782"><text:span text:style-name="T783"><text:s text:c="4"/></text:span><text:span text:style-name="T784">digitalWrite</text:span><text:span text:style-name="T785">(led_green_4,<text:s/></text:span><text:span text:style-name="T786">LOW</text:span><text:span text:style-name="T787">);</text:span></text:p>
      <text:p text:style-name="P788"><text:span text:style-name="T789"><text:s text:c="4"/></text:span><text:span text:style-name="T790">digitalWrite</text:span><text:span text:style-name="T791">(led_red_4,<text:s/></text:span><text:span text:style-name="T792">HIGH</text:span><text:span text:style-name="T793">);</text:span></text:p>
      <text:p text:style-name="P794"><text:span text:style-name="T795"><text:s text:c="2"/>}</text:span></text:p>
      <text:p text:style-name="P796"><text:span text:style-name="T797">}</text:span></text:p>
      <text:p text:style-name="P7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mic Sans MS" svg:font-family="Comic Sans MS" style:font-family-generic="script" style:font-pitch="variable" svg:panose-1="3 15 7 2 3 3 2 2 2 4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Wingdings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Wingdings"/>
    </style:style>
    <style:style style:name="WW_CharLFO7LVL8" style:family="text">
      <style:text-properties style:font-name="Symbol"/>
    </style:style>
    <style:style style:name="WW_CharLFO7LVL9" style:family="text">
      <style:text-properties style:font-name="Courier New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Wingdings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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♦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arthika Devi P</meta:initial-creator>
    <dc:creator>karthika Devi P</dc:creator>
    <meta:creation-date>2023-10-18T17:35:00Z</meta:creation-date>
    <dc:date>2023-10-18T17:35:00Z</dc:date>
    <meta:template xlink:href="Normal.dotm" xlink:type="simple"/>
    <meta:editing-cycles>2</meta:editing-cycles>
    <meta:editing-duration>PT0S</meta:editing-duration>
    <meta:document-statistic meta:page-count="1" meta:paragraph-count="12" meta:word-count="922" meta:character-count="6168" meta:row-count="43" meta:non-whitespace-character-count="5258"/>
  </office:meta>
</office:document-meta>
</file>